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Standard" style:list-style-name="L4">
      <style:paragraph-properties fo:text-align="start" style:justify-single-word="false"/>
      <style:text-properties officeooo:paragraph-rsid="00193f39"/>
    </style:style>
    <style:style style:name="P4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6" style:family="paragraph" style:parent-style-name="Text_20_body" style:list-style-name="L4">
      <style:paragraph-properties fo:text-align="justify" style:justify-single-word="false"/>
      <style:text-properties officeooo:paragraph-rsid="001d3184"/>
    </style:style>
    <style:style style:name="P7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8" style:family="paragraph" style:parent-style-name="Text_20_body" style:list-style-name="L4">
      <style:paragraph-properties fo:text-align="start" style:justify-single-word="false"/>
    </style:style>
    <style:style style:name="P9" style:family="paragraph" style:parent-style-name="Text_20_body" style:list-style-name="L9">
      <style:text-properties officeooo:paragraph-rsid="001d3184"/>
    </style:style>
    <style:style style:name="P10" style:family="paragraph" style:parent-style-name="Text_20_body" style:list-style-name="L4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1" style:family="paragraph" style:parent-style-name="Text_20_body" style:list-style-name="L4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2" style:family="paragraph" style:parent-style-name="Text_20_body" style:list-style-name="L9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3" style:family="paragraph" style:parent-style-name="Text_20_body" style:list-style-name="L9">
      <style:paragraph-properties fo:margin-top="0cm" fo:margin-bottom="0cm" style:contextual-spacing="false"/>
      <style:text-properties fo:font-size="18pt" style:font-size-asian="18pt" style:font-size-complex="18pt"/>
    </style:style>
    <style:style style:name="P14" style:family="paragraph" style:parent-style-name="Text_20_body" style:list-style-name="L9">
      <style:text-properties fo:font-size="18pt" style:font-size-asian="18pt" style:font-size-complex="18pt"/>
    </style:style>
    <style:style style:name="P15" style:family="paragraph" style:parent-style-name="Text_20_body">
      <style:text-properties officeooo:paragraph-rsid="001d3184"/>
    </style:style>
    <style:style style:name="P16" style:family="paragraph" style:parent-style-name="Text_20_body">
      <style:paragraph-properties fo:text-align="center" style:justify-single-word="false"/>
      <style:text-properties officeooo:rsid="001ed451" officeooo:paragraph-rsid="001ed451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1cb95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3184" style:font-size-asian="12pt" style:font-size-complex="12pt"/>
    </style:style>
    <style:style style:name="T7" style:family="text">
      <style:text-properties fo:font-size="12pt" officeooo:rsid="001cb951" style:font-size-asian="12pt" style:font-size-complex="12pt"/>
    </style:style>
    <style:style style:name="T8" style:family="text">
      <style:text-properties fo:font-size="12pt" officeooo:rsid="001e12fd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1d318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12f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1cb951" style:font-size-asian="18pt" style:font-size-complex="18pt"/>
    </style:style>
    <style:style style:name="T15" style:family="text">
      <style:text-properties fo:font-size="18pt" officeooo:rsid="001d3184" style:font-size-asian="18pt" style:font-size-complex="18pt"/>
    </style:style>
    <style:style style:name="T16" style:family="text">
      <style:text-properties fo:font-size="18pt" officeooo:rsid="001e12fd" style:font-size-asian="18pt" style:font-size-complex="18pt"/>
    </style:style>
    <style:style style:name="T17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18" style:family="text">
      <style:text-properties fo:font-style="italic" officeooo:rsid="001e12fd" style:font-style-asian="italic" style:font-style-complex="italic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officeooo:rsid="001e12fd" style:font-size-asian="22pt" style:font-size-complex="2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">Wstęp.</text:p>
      <text:p text:style-name="P2"/>
      <text:p text:style-name="P4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4"/>
      <text:p text:style-name="P5"><text:span text:style-name="T1">Pierwszym krokiem jaki wykonałem podczas reaz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4">J</text:span>ego kluczowe cecha<text:span text:style-name="T4">mi są między innymi</text:span>: </text:p>
      <text:list text:style-name="L4">
        <text:list-header>
          <text:p text:style-name="P3"><text:span text:style-name="Strong_20_Emphasis"><text:span text:style-name="T2"/></text:span></text:p>
        </text:list-header>
        <text:list-item>
          <text:p text:style-name="P3"><text:span text:style-name="Strong_20_Emphasis"><text:span text:style-name="T3">Lekkość</text:span></text:span><text:span text:style-name="T3">: Flask jest minimalistyczny i nie narzuca z góry konkretnej struktury aplikacji, dzięki czemu daje dużą swobodę programistom.</text:span></text:p>
        </text:list-item>
        <text:list-item>
          <text:p text:style-name="P7"><text:span text:style-name="Strong_20_Emphasis"><text:span text:style-name="T3">Rozszerzalność</text:span></text:span><text:span text:style-name="T3">: Posiada wiele wtyczek i rozszerzeń, które można łatwo zintegrować, np. Flask-SQLAlchemy dla obsługi baz danych.</text:span></text:p>
        </text:list-item>
        <text:list-item>
          <text:p text:style-name="P7"><text:span text:style-name="Strong_20_Emphasis"><text:span text:style-name="T3">Wsparcie dla Jinja2</text:span></text:span><text:span text:style-name="T3">: Używa potężnego systemu szablonów Jinja2, który pozwala generować dynamiczne strony HTML.</text:span></text:p>
        </text:list-item>
        <text:list-item>
          <text:p text:style-name="P7"><text:span text:style-name="Strong_20_Emphasis"><text:span text:style-name="T3">Wbudowany serwer developerski</text:span></text:span><text:span text:style-name="T3">: Idealny do testowania i debugowania aplikacji podczas rozwoju.</text:span></text:p>
        </text:list-item>
        <text:list-item>
          <text:p text:style-name="P8"><text:span text:style-name="Strong_20_Emphasis"><text:span text:style-name="T3">Obsługa routing</text:span></text:span><text:span text:style-name="T3">: Pozwala na definiowanie tras i obsługę żądań HTTP (GET, POST itd.) w prosty sposób. </text:span></text:p>
          <text:p text:style-name="P10"><text:soft-page-break/>Kolejnym elementem mojego stacku technologicznego jest nginx.</text:p>
          <text:p text:style-name="P6"><text:span text:style-name="Strong_20_Emphasis"><text:span text:style-name="T14">NGINX</text:span></text:span><text:span text:style-name="T14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1"><text:span text:style-name="T10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1">Flask</text:span>, Django czy Node.js). <text:span text:style-name="T10">Flask posiada wbudowany automatyczny serwer developerski jednak nie służy on do użytku w środowiskach deweloperskich z takich powodów jak:</text:span></text:p>
        </text:list-item>
      </text:list>
      <text:list text:style-name="L9">
        <text:list-item>
          <text:p text:style-name="P12"><text:span text:style-name="T10">Nie jest zoptymalizowany pod kątem wydajności.</text:span></text:p>
        </text:list-item>
        <text:list-item>
          <text:p text:style-name="P13">Nie radzi sobie dobrze z dużą liczbą równoczesnych połączeń.</text:p>
        </text:list-item>
        <text:list-item>
          <text:p text:style-name="P14">Nie oferuje wsparcia dla wielu istotnych funkcji produkcyjnych, takich jak zarządzanie ruchem czy certyfikaty SSL/TLS. </text:p>
          <text:p text:style-name="P9"><text:span text:style-name="T15">Nginx jest również przydatny z innych powodów takich </text:span><text:span text:style-name="T16">bezpieczeństwo oraz </text:span><text:span text:style-name="T17">Load Balance</text:span><text:span text:style-name="T16"> (</text:span><text:span text:style-name="T13">równoważenie obciążenia między kilkoma serwerami w środowisku skalowalnym</text:span><text:span text:style-name="T16">).</text:span></text:p>
        </text:list-item>
      </text:list>
      <text:p text:style-name="P15"><text:span text:style-name="T16"/></text:p>
      <text:p text:style-name="P15"><text:span text:style-name="T16"/></text:p>
      <text:p text:style-name="P16"><text:soft-page-break/><text:span text:style-name="T16">Z</text:span><text:span text:style-name="T13">ałożenia mojego projektu </text:span></text:p>
      <text:p text:style-name="P15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04T01:01:02.588000000</dc:date>
    <meta:editing-duration>PT17M28S</meta:editing-duration>
    <meta:editing-cycles>6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20" meta:word-count="341" meta:character-count="2491" meta:non-whitespace-character-count="2175"/>
  </office:meta>
</office:document-meta>
</file>